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6.608cm" fo:min-width="11.358cm"/>
    </style:style>
    <style:style style:name="gr2" style:family="graphic" style:parent-style-name="standard">
      <style:graphic-properties draw:fill="solid" draw:fill-color="#158466" draw:textarea-horizontal-align="justify" draw:textarea-vertical-align="middle" draw:auto-grow-height="false" fo:min-height="3.992cm" fo:min-width="10.842cm"/>
    </style:style>
    <style:style style:name="gr3" style:family="graphic" style:parent-style-name="standard">
      <style:graphic-properties draw:fill="solid" draw:fill-color="#8d281e" draw:textarea-horizontal-align="justify" draw:textarea-vertical-align="middle" draw:auto-grow-height="false" fo:min-height="1.194cm" fo:min-width="2.344cm"/>
    </style:style>
    <style:style style:name="gr4" style:family="graphic" style:parent-style-name="standard">
      <style:graphic-properties draw:fill="solid" draw:fill-color="#2a6099" draw:textarea-vertical-align="middl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fill="solid" draw:fill-color="#2a6099" draw:textarea-horizontal-align="justify" draw:textarea-vertical-align="middle" draw:auto-grow-height="false" fo:min-height="0.65cm" fo:min-width="9.9cm"/>
    </style:style>
    <style:style style:name="gr7" style:family="graphic" style:parent-style-name="standard">
      <style:graphic-properties draw:fill="solid" draw:fill-color="#2a6099" draw:textarea-horizontal-align="justify" draw:textarea-vertical-align="middle" draw:auto-grow-height="false" fo:min-height="0.85cm" fo:min-width="9.9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55308d" draw:textarea-horizontal-align="justify" draw:textarea-vertical-align="middle" draw:auto-grow-height="false" fo:min-height="1.556cm" fo:min-width="6.006cm"/>
    </style:style>
    <style:style style:name="gr10" style:family="graphic" style:parent-style-name="standard">
      <style:graphic-properties draw:fill="solid" draw:fill-color="#55308d" draw:textarea-horizontal-align="justify" draw:textarea-vertical-align="middle" draw:auto-grow-height="false" fo:min-height="1.556cm" fo:min-width="9.406cm"/>
    </style:style>
    <style:style style:name="gr11" style:family="graphic" style:parent-style-name="objectwithoutfill">
      <style:graphic-properties draw:marker-end="Arrow" draw:marker-end-width="0.3cm" draw:fill="solid" draw:fill-color="#55308d" draw:textarea-vertical-align="middle"/>
    </style:style>
    <style:style style:name="gr12" style:family="graphic" style:parent-style-name="objectwithoutfill">
      <style:graphic-properties draw:marker-end="Arrow" draw:marker-end-width="0.3cm" draw:fill="solid" draw:textarea-vertical-align="middle"/>
    </style:style>
    <style:style style:name="gr13" style:family="graphic" style:parent-style-name="standard">
      <style:graphic-properties draw:fill="solid" draw:fill-color="#55308d" draw:textarea-horizontal-align="justify" draw:textarea-vertical-align="middle" draw:auto-grow-height="false" fo:min-height="1.194cm" fo:min-width="9.944cm"/>
    </style:style>
    <style:style style:name="gr14" style:family="graphic" style:parent-style-name="standard">
      <style:graphic-properties draw:fill="solid" draw:fill-color="#bf0041" draw:textarea-horizontal-align="justify" draw:textarea-vertical-align="middle" draw:auto-grow-height="false" fo:min-height="1.104cm" fo:min-width="9.954cm"/>
    </style:style>
    <style:style style:name="gr15" style:family="graphic" style:parent-style-name="standard">
      <style:graphic-properties draw:fill="solid" draw:fill-color="#00a933" draw:textarea-horizontal-align="justify" draw:textarea-vertical-align="middle" draw:auto-grow-height="false" fo:min-height="1.194cm" fo:min-width="10.044cm"/>
    </style:style>
    <style:style style:name="gr16" style:family="graphic" style:parent-style-name="objectwithoutfill">
      <style:graphic-properties draw:marker-end="Arrow" draw:marker-end-width="0.3cm" draw:fill="solid" draw:fill-color="#00a933" draw:textarea-vertical-align="middle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solid" draw:fill-color="#158466"/>
      <style:paragraph-properties fo:text-align="center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="solid" draw:fill-color="#8d281e"/>
      <style:paragraph-properties fo:text-align="center"/>
      <style:text-properties fo:color="#ffffff"/>
    </style:style>
    <style:style style:name="P5" style:family="paragraph">
      <style:text-properties fo:color="#ffffff"/>
    </style:style>
    <style:style style:name="P6" style:family="paragraph">
      <loext:graphic-properties draw:fill="none"/>
      <style:text-properties fo:color="#ffffff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55308d"/>
      <style:paragraph-properties fo:text-align="cente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solid" draw:fill-color="#bf0041"/>
      <style:paragraph-properties fo:text-align="center"/>
    </style:style>
    <style:style style:name="P12" style:family="paragraph">
      <loext:graphic-properties draw:fill="solid" draw:fill-color="#00a933"/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2.6cm" svg:height="7.6cm" svg:x="2.6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8cm" svg:height="4.7cm" svg:x="3cm" svg:y="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3cm" svg:height="1.6cm" svg:x="1.5cm" svg:y="2.1cm">
          <text:p text:style-name="P3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4.5cm" svg:y1="2.9cm" svg:x2="8.9cm" svg:y2="4.1cm" draw:start-shape="id1" draw:end-shape="id2" svg:d="M4500 2900h4400v1200" svg:viewBox="0 0 4401 1201">
          <text:p/>
        </draw:connector>
        <draw:frame draw:style-name="gr5" draw:text-style-name="P6" draw:layer="layout" svg:width="6.242cm" svg:height="0.963cm" svg:x="4.8cm" svg:y="4.437cm">
          <draw:text-box>
            <text:p text:style-name="P5"><text:span text:style-name="T1">MCSA – App Builder</text:span></text:p>
          </draw:text-box>
        </draw:frame>
        <draw:frame draw:style-name="gr5" draw:text-style-name="P7" draw:layer="layout" svg:width="7.919cm" svg:height="0.963cm" svg:x="3.981cm" svg:y="6.7cm">
          <draw:text-box>
            <text:p>MCSD – Web Applications</text:p>
          </draw:text-box>
        </draw:frame>
        <draw:custom-shape draw:style-name="gr6" draw:text-style-name="P1" draw:layer="layout" svg:width="10.4cm" svg:height="0.9cm" svg:x="3.2cm" svg:y="7.9cm">
          <text:p text:style-name="P8">70-483 – C#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4cm" svg:height="1.1cm" svg:x="3.2cm" svg:y="9cm">
          <text:p text:style-name="P8">70-486 – ASP.NET / MVC web apps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001cm" svg:height="0.1cm" svg:x="12.8cm" svg:y="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3" draw:id="id3" draw:layer="layout" svg:width="6.7cm" svg:height="2cm" svg:x="2.7cm" svg:y="12.3cm">
          <text:p text:style-name="P8">ShareNet Proj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xml:id="id4" draw:id="id4" draw:layer="layout" svg:width="10.1cm" svg:height="2cm" svg:x="2.8cm" svg:y="14.8cm">
          <text:p text:style-name="P8">Other projects and technolog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9" draw:layer="layout" svg:x1="9.4cm" svg:y1="13.3cm" svg:x2="12.9cm" svg:y2="15.8cm" draw:start-shape="id3" draw:start-glue-point="1" draw:end-shape="id4" svg:d="M9400 13300h4002v2500h-502" svg:viewBox="0 0 4003 2501">
          <text:p/>
        </draw:connector>
        <draw:connector draw:style-name="gr12" draw:text-style-name="P10" draw:layer="layout" svg:x1="2.6cm" svg:y1="7.9cm" svg:x2="2.7cm" svg:y2="13.3cm" draw:start-shape="id2" draw:end-shape="id3" svg:d="M2600 7900h-501v5400h601" svg:viewBox="0 0 602 5401">
          <text:p/>
        </draw:connector>
        <draw:custom-shape draw:style-name="gr13" draw:text-style-name="P9" xml:id="id5" draw:id="id5" draw:layer="layout" svg:width="10.6cm" svg:height="1.6cm" svg:x="2.6cm" svg:y="17.7cm">
          <text:p text:style-name="P8">Portfolio webs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svg:x1="2.8cm" svg:y1="15.8cm" svg:x2="2.6cm" svg:y2="18.5cm" draw:start-shape="id4" draw:start-glue-point="3" draw:end-shape="id5" draw:end-glue-point="3" svg:d="M2800 15800h-701v2700h501" svg:viewBox="0 0 702 2701">
          <text:p/>
        </draw:connector>
        <draw:custom-shape draw:style-name="gr14" draw:text-style-name="P11" xml:id="id6" draw:id="id6" draw:layer="layout" svg:width="10.6cm" svg:height="1.5cm" svg:x="2.7cm" svg:y="19.7cm">
          <text:p text:style-name="P8">Leetcode / Interview pre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svg:x1="13.2cm" svg:y1="18.5cm" svg:x2="13.3cm" svg:y2="20.45cm" draw:start-shape="id5" draw:start-glue-point="1" draw:end-shape="id6" draw:end-glue-point="1" svg:d="M13200 18500h602v1950h-502" svg:viewBox="0 0 603 1951">
          <text:p/>
        </draw:connector>
        <draw:custom-shape draw:style-name="gr15" draw:text-style-name="P12" xml:id="id7" draw:id="id7" draw:layer="layout" svg:width="10.7cm" svg:height="1.6cm" svg:x="2.8cm" svg:y="21.9cm">
          <text:p text:style-name="P8">App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2" draw:layer="layout" svg:x1="2.7cm" svg:y1="20.45cm" svg:x2="2.8cm" svg:y2="22.7cm" draw:start-shape="id6" draw:start-glue-point="3" draw:end-shape="id7" draw:end-glue-point="3" svg:d="M2700 20450h-501v2250h601" svg:viewBox="0 0 602 22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13T19:02:49.260787745</meta:creation-date>
    <dc:date>2019-11-13T19:32:25.217576613</dc:date>
    <meta:editing-duration>PT6M18S</meta:editing-duration>
    <meta:editing-cycles>1</meta:editing-cycles>
    <meta:document-statistic meta:object-count="19"/>
    <meta:generator>LibreOffice/6.3.2.2$Linux_X86_64 LibreOffice_project/30$Build-2</meta:generator>
  </office:meta>
</office:document-meta>
</file>